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2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2" table:number-rows-spanned="1">
            <text:p>Determinante de ordem 2</text:p>
          </table:table-cell>
          <table:covered-table-cell table:style-name="Default"/>
          <table:table-cell table:style-name="ce5" table:formula="of:=MDETERM([.A1:.B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 table:number-columns-spanned="2" table:number-rows-spanned="1">
            <text:p>Determinante de ordem 3</text:p>
          </table:table-cell>
          <table:covered-table-cell table:style-name="Default"/>
          <table:table-cell table:style-name="ce5" table:formula="of:=MDETERM([.A5:.C7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 table:number-columns-spanned="2" table:number-rows-spanned="1">
            <text:p>Determinante de ordem 4</text:p>
          </table:table-cell>
          <table:covered-table-cell table:style-name="Default"/>
          <table:table-cell table:style-name="Default"/>
          <table:table-cell table:style-name="ce5" table:formula="of:=MDETERM([.A10:.D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string" calcext:value-type="string" table:number-columns-spanned="2" table:number-rows-spanned="1">
            <text:p>Determinante de ordem 5</text:p>
          </table:table-cell>
          <table:covered-table-cell table:style-name="Default"/>
          <table:table-cell table:style-name="Default"/>
          <table:table-cell/>
          <table:table-cell table:style-name="ce5" table:formula="of:=MDETERM([.A16:.E20])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 table:number-columns-spanned="2" table:number-rows-spanned="1">
            <text:p>Determinante de ordem 6</text:p>
          </table:table-cell>
          <table:covered-table-cell table:style-name="Default"/>
          <table:table-cell table:style-name="Default"/>
          <table:table-cell table:number-columns-repeated="2"/>
          <table:table-cell table:style-name="ce5" table:formula="of:=MDETERM([.A23:.F28])" office:value-type="float" office:value="-18" calcext:value-type="float">
            <text:p>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2:00:53.292986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.. ...</meta:initial-creator>
    <meta:creation-date>2006-09-07T16:47:57</meta:creation-date>
    <dc:date>2016-03-06T12:05:43.683579717</dc:date>
    <dc:language>pt-BR</dc:language>
    <meta:editing-cycles>12</meta:editing-cycles>
    <meta:editing-duration>PT3H25M35S</meta:editing-duration>
    <meta:document-statistic meta:table-count="1" meta:cell-count="100" meta:object-count="0"/>
    <meta:user-defined meta:name="Info 1"/>
    <meta:user-defined meta:name="Info 2"/>
    <meta:user-defined meta:name="Info 3"/>
    <meta:user-defined meta:name="Info 4"/>
  </office:meta>
</office:document-meta>
</file>